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0df2" officeooo:paragraph-rsid="00150df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50df2" officeooo:paragraph-rsid="00150df2" style:font-weight-asian="bold" style:font-weight-complex="bold"/>
    </style:style>
    <style:style style:name="P3" style:family="paragraph" style:parent-style-name="Standard">
      <style:text-properties fo:font-weight="normal" officeooo:rsid="00150df2" officeooo:paragraph-rsid="00150df2" style:font-weight-asian="normal" style:font-weight-complex="normal"/>
    </style:style>
    <style:style style:name="P4" style:family="paragraph" style:parent-style-name="Standard">
      <style:text-properties fo:font-weight="normal" officeooo:rsid="00150df2" officeooo:paragraph-rsid="0015b498" style:font-weight-asian="normal" style:font-weight-complex="normal"/>
    </style:style>
    <style:style style:name="P5" style:family="paragraph" style:parent-style-name="Standard">
      <style:text-properties fo:font-weight="normal" officeooo:paragraph-rsid="0015b498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50df2" officeooo:paragraph-rsid="00150df2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150df2" officeooo:paragraph-rsid="00150df2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15b498" officeooo:paragraph-rsid="0015b498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170566" officeooo:paragraph-rsid="00170566" style:font-weight-asian="bold" style:font-weight-complex="bold"/>
    </style:style>
    <style:style style:name="P10" style:family="paragraph" style:parent-style-name="Standard">
      <style:text-properties style:text-underline-style="none" fo:font-weight="bold" officeooo:rsid="0018d670" officeooo:paragraph-rsid="0018d670" style:font-weight-asian="bold" style:font-weight-complex="bold"/>
    </style:style>
    <style:style style:name="P11" style:family="paragraph" style:parent-style-name="Standard">
      <style:text-properties style:text-underline-style="none" fo:font-weight="bold" officeooo:rsid="001a2c4b" officeooo:paragraph-rsid="001a2c4b" style:font-weight-asian="bold" style:font-weight-complex="bold"/>
    </style:style>
    <style:style style:name="P12" style:family="paragraph" style:parent-style-name="Standard">
      <style:text-properties style:text-underline-style="none" fo:font-weight="normal" officeooo:rsid="00150df2" officeooo:paragraph-rsid="00150df2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variant="normal" fo:text-transform="none" style:use-window-font-color="true" loext:opacity="0%" style:font-name="Liberation Serif" fo:font-size="16pt" fo:letter-spacing="normal" fo:font-style="normal" style:text-underline-style="solid" style:text-underline-width="auto" style:text-underline-color="font-color" fo:font-weight="bold" officeooo:rsid="00150df2" officeooo:paragraph-rsid="00150df2" fo:background-color="#ffffff" style:font-size-asian="16pt" style:font-weight-asian="bold" style:font-size-complex="16pt" style:font-weight-complex="bold" loext:padding="0in" loext:border="none"/>
    </style:style>
    <style:style style:name="P14" style:family="paragraph" style:parent-style-name="Standard">
      <style:text-properties fo:font-weight="normal" officeooo:rsid="0015b498" officeooo:paragraph-rsid="0015b498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50df2" officeooo:paragraph-rsid="00150df2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5b498" officeooo:paragraph-rsid="0015b498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70566" officeooo:paragraph-rsid="0015b498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70566" officeooo:paragraph-rsid="00170566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1a2c4b" officeooo:paragraph-rsid="00170566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1a2c4b" officeooo:paragraph-rsid="0018d670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a2c4b" officeooo:paragraph-rsid="001a2c4b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8d670" officeooo:paragraph-rsid="0018d670" style:font-weight-asian="normal" style:font-weight-complex="normal"/>
    </style:style>
    <style:style style:name="P23" style:family="paragraph" style:parent-style-name="Standard">
      <style:text-properties style:text-underline-style="none" fo:font-weight="bold" officeooo:rsid="0018d670" officeooo:paragraph-rsid="0018d670" style:font-weight-asian="bold" style:font-weight-complex="bold"/>
    </style:style>
    <style:style style:name="P24" style:family="paragraph" style:parent-style-name="Standard">
      <style:text-properties style:text-underline-style="none" fo:font-weight="bold" officeooo:rsid="001c7833" officeooo:paragraph-rsid="001c7833" style:font-weight-asian="bold" style:font-weight-complex="bold"/>
    </style:style>
    <style:style style:name="T1" style:family="text">
      <style:text-properties fo:font-variant="normal" fo:text-transform="none" style:use-window-font-color="true" loext:opacity="0%" style:font-name="Liberation Serif" fo:font-size="16pt" fo:letter-spacing="normal" fo:font-style="normal" style:text-underline-style="solid" style:text-underline-width="auto" style:text-underline-color="font-color" fo:background-color="#ffffff" loext:char-shading-value="0" style:font-size-asian="16pt" style:font-size-complex="16pt" loext:padding="0in" loext:border="none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70566" style:font-weight-asian="normal" style:font-weight-complex="normal"/>
    </style:style>
    <style:style style:name="T5" style:family="text">
      <style:text-properties fo:font-weight="normal" officeooo:rsid="001a2c4b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15b498" style:font-weight-asian="normal" style:font-weight-complex="normal"/>
    </style:style>
    <style:style style:name="T9" style:family="text">
      <style:text-properties style:text-underline-style="none" officeooo:rsid="00150df2"/>
    </style:style>
    <style:style style:name="T10" style:family="text">
      <style:text-properties style:text-underline-style="none" officeooo:rsid="0015b498"/>
    </style:style>
    <style:style style:name="T11" style:family="text">
      <style:text-properties style:text-underline-style="none" officeooo:rsid="0015ade5"/>
    </style:style>
    <style:style style:name="T12" style:family="text">
      <style:text-properties officeooo:rsid="0015b498"/>
    </style:style>
    <style:style style:name="T13" style:family="text">
      <style:text-properties style:font-name="Liberation Serif" fo:font-size="12pt" style:font-name-asian="Noto Serif CJK SC" style:font-size-asian="12pt" style:font-name-complex="Lohit Devanagari1" style:font-size-complex="12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15b498" style:font-size-asian="12pt" style:font-size-complex="12pt"/>
    </style:style>
    <style:style style:name="T16" style:family="text">
      <style:text-properties fo:font-size="12pt" style:text-underline-style="none" officeooo:rsid="00150df2" style:font-size-asian="12pt" style:font-size-complex="12pt"/>
    </style:style>
    <style:style style:name="T17" style:family="text">
      <style:text-properties fo:font-size="12pt" style:text-underline-style="none" officeooo:rsid="0015b498" style:font-size-asian="12pt" style:font-size-complex="12pt"/>
    </style:style>
    <style:style style:name="T18" style:family="text">
      <style:text-properties officeooo:rsid="0018d670"/>
    </style:style>
    <style:style style:name="T19" style:family="text">
      <style:text-properties officeooo:rsid="001c78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campus.tum.de/tumonline/ee/ui/ca2/app/desktop/#/slc.xm.ac/achievements/10013831" text:style-name="Internet_20_link" text:visited-style-name="Visited_20_Internet_20_Link"><text:span text:style-name="T1">Visual Analysis of Correlation Patterns in Meteorological Multi-parameter Datasets using Feature Relevance Methods on Neural Variable Transfer Models</text:span></text:a></text:p>
      <text:p text:style-name="P13">OUTLINE</text:p>
      <text:p text:style-name="P1"/>
      <text:p text:style-name="P1">1- THE INTRODUCTION</text:p>
      <text:p text:style-name="P1"/>
      <text:p text:style-name="P3"><text:span text:style-name="T2">- The problem:</text:span> Multi-parameter complex dataset, What is the correlation between the parameters? What spatial patterns exist between the parameters? <text:span text:style-name="T12">Neural Networks as black boxes?</text:span></text:p>
      <text:p text:style-name="P4"><text:span text:style-name="T2">- The motivation:</text:span> To understand the climate better. Why is it important <text:span text:style-name="T12">to discover climate patterns</text:span>?</text:p>
      <text:p text:style-name="P14">- Visual Analysis to explain the decision process of the models.</text:p>
      <text:p text:style-name="P3"><text:span text:style-name="T2">- Background information:</text:span><text:span text:style-name="T6"> General</text:span> use of neural networks in climate sciences and correlation analysis</text:p>
      <text:p text:style-name="P3"><text:span text:style-name="T2">- Our approach:</text:span> Variable Transfer Model<text:span text:style-name="T6">. Multiplicative Gaussian Dropout, Visualization of Spatial patterns through Feature relevance methods (Gradient and L</text:span><text:span text:style-name="T10">R</text:span><text:span text:style-name="T6">P)</text:span></text:p>
      <text:p text:style-name="P6">- Limiting conditions:<text:span text:style-name="T7"> Temporal patterns</text:span></text:p>
      <text:p text:style-name="P6">- Potential Contributions:<text:span text:style-name="T7"> Help climate scientists to use/develop these models to explore new climate patterns. Contribute to correlation analysis on multivariate time-series data. </text:span><text:span text:style-name="T8">Was the Gradient analysis ever used in the field? If not, that is a potential contribution.</text:span></text:p>
      <text:p text:style-name="P12"/>
      <text:p text:style-name="P6"/>
      <text:p text:style-name="P6"/>
      <text:p text:style-name="P7">2- RELATED WORK</text:p>
      <text:p text:style-name="P7"/>
      <text:p text:style-name="P5"><text:span text:style-name="T9">- Exploring Correlations</text:span><text:span text:style-name="T11">(Similarities)</text:span><text:span text:style-name="T9"> using Neural Networks </text:span><text:span text:style-name="T11">(</text:span><text:span text:style-name="T10">V2V </text:span><text:span text:style-name="T11">Paper </text:span><text:span text:style-name="T10">and more)</text:span></text:p>
      <text:p text:style-name="P5"><text:span text:style-name="T14">- </text:span><text:span text:style-name="T15">A</text:span><text:span text:style-name="T14">pplications of convolutional neural networks to spati</text:span><text:span text:style-name="T15">al</text:span><text:span text:style-name="T14">-</text:span><text:span text:style-name="T13">temporal</text:span><text:span text:style-name="T14"> climate data: <text:s/>Predicting clustered weather patterns </text:span><text:span text:style-name="T15">(Chattopadhyay), </text:span><text:span text:style-name="T16">Weather Forecast: </text:span><text:span text:style-name="T17">using U-Nets (Punjabi)</text:span></text:p>
      <text:p text:style-name="P12">- Use of Neural Networks to explore climate patterns (Labe and Barnes)</text:p>
      <text:p text:style-name="P12">- Use of Neural Networks to model impacts of climate change</text:p>
      <text:p text:style-name="P12">- <text:span text:style-name="T12">Use of LRP in geosciences to discover patterns (A. Toms and A. Barnes)</text:span></text:p>
      <text:p text:style-name="P8"/>
      <text:p text:style-name="P8"/>
      <text:p text:style-name="P8"/>
      <text:p text:style-name="P8">3- VARIABLE TRANSFER MODELS</text:p>
      <text:p text:style-name="P8"/>
      <text:p text:style-name="P8">a) <text:span text:style-name="T3">V2V model description: What is a UNet? What is the V2V model?</text:span></text:p>
      <text:p text:style-name="P16"/>
      <text:p text:style-name="P8">b) <text:span text:style-name="T3">Different uses and applications. Shortcomings </text:span><text:span text:style-name="T4">of V2V </text:span><text:span text:style-name="T3">in correlation analysis.</text:span></text:p>
      <text:p text:style-name="P16"/>
      <text:p text:style-name="P16"/>
      <text:p text:style-name="P16"/>
      <text:p text:style-name="P8">4- OUR MODEL<text:span text:style-name="T18">S</text:span></text:p>
      <text:p text:style-name="P8"/>
      <text:p text:style-name="P8">a) <text:span text:style-name="T3">Our model description: </text:span><text:span text:style-name="T4">Adaptation of the Feature Learning part of the V2V modeling</text:span></text:p>
      <text:p text:style-name="P17"/>
      <text:p text:style-name="P9">b) <text:span text:style-name="T3">Model Architecture</text:span></text:p>
      <text:p text:style-name="P18"/>
      <text:p text:style-name="P9">c) <text:span text:style-name="T3">Many-to-many model and Many-to-one model (No comparison here, just descriptions)</text:span></text:p>
      <text:p text:style-name="P18"/>
      <text:p text:style-name="P9">d) <text:span text:style-name="T3">Climatology model as a benchmark</text:span></text:p>
      <text:p text:style-name="P18"><text:soft-page-break/></text:p>
      <text:p text:style-name="P18"/>
      <text:p text:style-name="P18"/>
      <text:p text:style-name="P9">5- OUR METHODS</text:p>
      <text:p text:style-name="P9"/>
      <text:p text:style-name="P9">a) <text:span text:style-name="T3">Multiplicative Gaussian Dropout Analysis</text:span></text:p>
      <text:p text:style-name="P9"><text:span text:style-name="T3">- </text:span><text:span text:style-name="T5">Manual Tuning</text:span></text:p>
      <text:p text:style-name="P19">- Self-tuning Dropout</text:p>
      <text:p text:style-name="P18"/>
      <text:p text:style-name="P9">b) <text:span text:style-name="T3">Gradient Analysis</text:span></text:p>
      <text:p text:style-name="P18"/>
      <text:p text:style-name="P9">c) <text:span text:style-name="T3">Layer-wise Relevance Propagation</text:span></text:p>
      <text:p text:style-name="P18"/>
      <text:p text:style-name="P18"/>
      <text:p text:style-name="P18"/>
      <text:p text:style-name="P10">6- <text:span text:style-name="T19">EXPERIMENT SETUP</text:span></text:p>
      <text:p text:style-name="P24">DATA AND TRAINING</text:p>
      <text:p text:style-name="P10"/>
      <text:p text:style-name="P10"/>
      <text:p text:style-name="P10">7- RESULTS</text:p>
      <text:p text:style-name="P10"/>
      <text:p text:style-name="P10">a) <text:span text:style-name="T3">Many-to-many / Many-to-one prediction performance, Climatology predictions</text:span></text:p>
      <text:p text:style-name="P22"/>
      <text:p text:style-name="P10">b) <text:span text:style-name="T3">Weekly/Monthly </text:span><text:span text:style-name="T5">predictions, Temporal patterns</text:span></text:p>
      <text:p text:style-name="P20"/>
      <text:p text:style-name="P11">c) <text:span text:style-name="T3">Dropout Results:</text:span></text:p>
      <text:p text:style-name="P21">- Heat maps, Bar Charts, Performance rankings, Similarity metric, distance clusters, Dendograms</text:p>
      <text:p text:style-name="P21"/>
      <text:p text:style-name="P11">d) <text:span text:style-name="T3">Gradient Analysis Results:</text:span></text:p>
      <text:p text:style-name="P21">- Same visuals as in c)</text:p>
      <text:p text:style-name="P21"/>
      <text:p text:style-name="P11">e) <text:span text:style-name="T3">Sensitivity maps</text:span></text:p>
      <text:p text:style-name="P21">- Gradient and LRP maps</text:p>
      <text:p text:style-name="P21">- Different types of sensitivity maps, (one time point, average, one pixel, multiple pixels, whole map etc…)</text:p>
      <text:p text:style-name="P21"/>
      <text:p text:style-name="P21"/>
      <text:p text:style-name="P11">8– DISCUSSION AND INTERPRETATION</text:p>
      <text:p text:style-name="P11"/>
      <text:p text:style-name="P11">a) <text:span text:style-name="T3">Why many-to-one instead of many-to-many?</text:span></text:p>
      <text:p text:style-name="P11">b)<text:span text:style-name="T3"> Seasonal prediction analysis (briefly, no climate analysis)</text:span></text:p>
      <text:p text:style-name="P11">c)<text:span text:style-name="T3"> Dropout vs. Gradient analysis Comparison for Correlation Analysis</text:span></text:p>
      <text:p text:style-name="P11">d) <text:span text:style-name="T3">Gradient vs. LRP regarding Sensitivity maps</text:span></text:p>
      <text:p text:style-name="P11"/>
      <text:p text:style-name="P11">e) <text:span text:style-name="T3">General Discussion and additional points</text:span></text:p>
      <text:p text:style-name="P21"/>
      <text:p text:style-name="P21"/>
      <text:p text:style-name="P11">9- CONCLUS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0:24:06.056712482</meta:creation-date>
    <dc:date>2023-01-30T19:22:53.159685005</dc:date>
    <meta:editing-duration>PT8M27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2" meta:paragraph-count="49" meta:word-count="421" meta:character-count="2917" meta:non-whitespace-character-count="2544"/>
  </office:meta>
</office:document-meta>
</file>